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3A90000021C40BAAE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280099" draw:marker-start-width="0.6cm" draw:marker-end-width="0.6cm" draw:stroke-linejoin="bevel" draw:fill="solid" draw:fill-color="#0099ff" draw:opacity="25%" draw:textarea-horizontal-align="justify" draw:textarea-vertical-align="middle" draw:auto-grow-height="false" fo:padding-top="0.225cm" fo:padding-bottom="0.225cm" fo:padding-left="0.35cm" fo:padding-right="0.35cm" draw:shadow-opacity="25%"/>
    </style:style>
    <style:style style:name="gr2" style:family="graphic" style:parent-style-name="standard">
      <style:graphic-properties draw:stroke="none" svg:stroke-color="#000000" draw:fill="solid" draw:fill-color="#e6e6ff" draw:opacity="100%" draw:textarea-horizontal-align="left" draw:auto-grow-height="true" draw:auto-grow-width="false" fo:min-height="6.75cm" fo:min-width="16.5cm" draw:shadow="visible" draw:shadow-offset-x="0.1cm" draw:shadow-offset-y="0.1cm" draw:shadow-color="#4c4c4c" draw:shadow-opacity="100%"/>
    </style:style>
    <style:style style:name="gr3" style:family="graphic" style:parent-style-name="standard">
      <style:graphic-properties draw:stroke="none" svg:stroke-color="#000000" draw:fill="solid" draw:fill-color="#e6e6ff" draw:opacity="100%" draw:textarea-horizontal-align="left" draw:auto-grow-height="true" draw:auto-grow-width="false" fo:min-height="14.25cm" fo:min-width="16.5cm" draw:shadow="visible" draw:shadow-offset-x="0.1cm" draw:shadow-offset-y="0.1cm" draw:shadow-color="#4c4c4c" draw:shadow-opacity="100%"/>
    </style:style>
    <style:style style:name="gr4" style:family="graphic" style:parent-style-name="standard">
      <style:graphic-properties draw:stroke="none" svg:stroke-color="#000000" draw:fill="solid" draw:fill-color="#e6e6ff" draw:opacity="100%" draw:textarea-horizontal-align="left" draw:auto-grow-height="true" draw:auto-grow-width="false" fo:min-height="7.75cm" fo:min-width="16.5cm" draw:shadow="visible" draw:shadow-offset-x="0.1cm" draw:shadow-offset-y="0.1cm" draw:shadow-color="#4c4c4c" draw:shadow-opacity="100%"/>
    </style:style>
    <style:style style:name="gr5" style:family="graphic" style:parent-style-name="standard">
      <style:graphic-properties draw:stroke="none" svg:stroke-color="#000000" draw:fill="solid" draw:fill-color="#e6e6ff" draw:opacity="100%" draw:textarea-horizontal-align="left" draw:auto-grow-height="true" draw:auto-grow-width="false" fo:min-height="6.621cm" fo:min-width="16.5cm" draw:shadow="visible" draw:shadow-offset-x="0.1cm" draw:shadow-offset-y="0.1cm" draw:shadow-color="#4c4c4c" draw:shadow-opacity="100%"/>
    </style:style>
    <style:style style:name="gr6" style:family="graphic" style:parent-style-name="standard">
      <style:graphic-properties draw:stroke="none" svg:stroke-color="#000000" draw:fill="solid" draw:fill-color="#e6e6ff" draw:opacity="100%" draw:textarea-horizontal-align="left" draw:auto-grow-height="true" draw:auto-grow-width="false" fo:min-height="3.25cm" fo:min-width="16.5cm" draw:shadow="visible" draw:shadow-offset-x="0.1cm" draw:shadow-offset-y="0.1cm" draw:shadow-color="#4c4c4c" draw:shadow-opacity="100%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Ariel" fo:font-size="12pt" style:font-family-asian="Ariel" style:font-size-asian="10pt" style:font-family-complex="Ariel" style:font-size-complex="5.699999809265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/>
    </style:style>
    <style:style style:name="T5" style:family="text">
      <style:text-properties fo:font-size="12pt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2pt" fo:font-style="normal" style:font-style-asian="normal" style:font-style-complex="normal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12pt" fo:font-style="italic" style:font-style-asian="italic" style:font-style-complex="italic"/>
    </style:style>
    <style:style style:name="T10" style:family="text">
      <style:text-properties fo:font-family="'Lucida Console'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family="'Lucida Console'" style:font-family-generic="modern" style:font-pitch="fixed" fo:font-size="12pt" fo:font-style="normal" style:font-family-asian="Ariel" style:font-size-asian="12pt" style:font-style-asian="normal" style:font-family-complex="Ariel" style:font-size-complex="12pt" style:font-style-complex="normal"/>
    </style:style>
    <style:style style:name="T12" style:family="text">
      <style:text-properties fo:font-family="'Lucida Sans Unicode'" style:font-family-generic="swiss" style:font-pitch="variable" fo:font-size="12pt" style:font-family-asian="Ariel" style:font-size-asian="12pt" style:font-family-complex="Ariel" style:font-size-complex="12pt"/>
    </style:style>
    <style:style style:name="T13" style:family="text">
      <style:text-properties fo:font-family="'Lucida Sans Unicode'" style:font-family-generic="swiss" style:font-pitch="variable" fo:font-size="12pt" fo:font-style="normal" style:font-family-asian="Ariel" style:font-size-asian="12pt" style:font-style-asian="normal" style:font-family-complex="Ariel" style:font-size-complex="12pt" style:font-style-complex="normal"/>
    </style:style>
    <style:style style:name="T14" style:family="text">
      <style:text-properties fo:font-family="'Lucida Sans Unicode'" style:font-family-generic="swiss" style:font-pitch="variable" fo:font-size="12pt" fo:font-style="italic" style:font-family-asian="Ariel" style:font-size-asian="12pt" style:font-style-asian="italic" style:font-family-complex="Ariel" style:font-size-complex="12pt" style:font-style-complex="italic"/>
    </style:style>
    <style:style style:name="T15" style:family="text">
      <style:text-properties fo:color="#7f0055" fo:font-family="Courier" style:font-family-generic="modern" style:font-pitch="fixed" fo:font-size="11pt" fo:font-style="normal" fo:font-weight="bold" style:font-family-asian="Courier" style:font-family-generic-asian="modern" style:font-pitch-asian="fixed" style:font-size-asian="11pt" style:font-style-asian="normal" style:font-weight-asian="bold" style:font-family-complex="Courier" style:font-family-generic-complex="modern" style:font-pitch-complex="fixed" style:font-size-complex="11pt" style:font-style-complex="normal" style:font-weight-complex="bold"/>
    </style:style>
    <style:style style:name="T16" style:family="text">
      <style:text-properties fo:font-family="'Lucida Console'" style:font-family-generic="modern" style:font-pitch="fixed" fo:font-size="11pt" fo:font-style="normal" style:font-family-asian="Courier" style:font-family-generic-asian="modern" style:font-pitch-asian="fixed" style:font-size-asian="11pt" style:font-style-asian="normal" style:font-family-complex="Courier" style:font-family-generic-complex="modern" style:font-pitch-complex="fixed" style:font-size-complex="11pt" style:font-style-complex="normal"/>
    </style:style>
    <style:style style:name="T17" style:family="text">
      <style:text-properties fo:color="#0000c0" fo:font-family="Courier" style:font-family-generic="modern" style:font-pitch="fixed" fo:font-size="11pt" fo:font-style="normal" style:font-family-asian="Courier" style:font-family-generic-asian="modern" style:font-pitch-asian="fixed" style:font-size-asian="11pt" style:font-style-asian="normal" style:font-family-complex="Courier" style:font-family-generic-complex="modern" style:font-pitch-complex="fixed" style:font-size-complex="11pt" style:font-style-complex="normal"/>
    </style:style>
    <style:style style:name="T18" style:family="text">
      <style:text-properties fo:color="#3f7f5f" fo:font-family="Courier" style:font-family-generic="modern" style:font-pitch="fixed" fo:font-size="11pt" fo:font-style="normal" style:font-family-asian="Courier" style:font-family-generic-asian="modern" style:font-pitch-asian="fixed" style:font-size-asian="11pt" style:font-style-asian="normal" style:font-family-complex="Courier" style:font-family-generic-complex="modern" style:font-pitch-complex="fixed" style:font-size-complex="11pt" style:font-style-complex="normal"/>
    </style:style>
    <style:style style:name="T19" style:family="text">
      <style:text-properties fo:color="#ff6600" fo:font-family="Courier" style:font-family-generic="modern" style:font-pitch="fixed" fo:font-size="11pt" fo:font-style="normal" style:font-family-asian="Courier" style:font-family-generic-asian="modern" style:font-pitch-asian="fixed" style:font-size-asian="11pt" style:font-style-asian="normal" style:font-family-complex="Courier" style:font-family-generic-complex="modern" style:font-pitch-complex="fixed" style:font-size-complex="11pt" style:font-style-complex="normal"/>
    </style:style>
    <style:style style:name="T20" style:family="text">
      <style:text-properties fo:font-family="'Lucida Sans Unicode'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21" style:family="text">
      <style:text-properties fo:font-family="'Lucida Console'" style:font-family-generic="modern" style:font-pitch="fixed" fo:font-size="12pt" fo:font-style="italic" style:font-family-asian="Ariel" style:font-size-asian="12pt" style:font-style-asian="italic" style:font-family-complex="Ariel" style:font-size-complex="12pt" style:font-style-complex="italic"/>
    </style:style>
    <style:style style:name="T22" style:family="text">
      <style:text-properties fo:font-family="'Lucida Sans Unicode'" style:font-family-generic="swiss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family="'Lucida Sans Unicode'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family="'Lucida Console'" style:font-family-generic="modern" style:font-pitch="fixed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5" style:family="text">
      <style:text-properties fo:font-family="'Lucida Console'" style:font-family-generic="modern" style:font-pitch="fixed" fo:font-size="10.5pt" fo:font-style="normal" style:font-size-asian="10.5pt" style:font-style-asian="normal" style:font-size-complex="10.5pt" style:font-style-complex="normal"/>
    </style:style>
    <style:style style:name="T26" style:family="text">
      <style:text-properties fo:font-family="'Lucida Sans Unicode'" style:font-family-generic="swiss" style:font-pitch="variable" fo:font-size="12pt" fo:font-style="normal" style:font-size-asian="10.5pt" style:font-style-asian="normal" style:font-size-complex="10.5pt" style:font-style-complex="normal"/>
    </style:style>
    <style:style style:name="T27" style:family="text">
      <style:text-properties fo:font-family="'Lucida Sans Unicode'" style:font-family-generic="swiss" style:font-pitch="variable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custom-shape draw:style-name="gr1" draw:text-style-name="P1" draw:layer="layout" svg:width="4cm" svg:height="2.5cm" svg:x="1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0cm" svg:height="7cm" svg:x="3.5cm" svg:y="4cm">
          <draw:text-box>
            <text:p>This step defines the input file, in particular:</text:p>
            <text:list text:style-name="L1">
              <text:list-item>
                <text:list>
                  <text:list-item>
                    <text:p>the location of the source file(s) on the 'file' tab <text:span text:style-name="T1">– multiples must have the same structure</text:span></text:p>
                  </text:list-item>
                  <text:list-item>
                    <text:p>its layout on the 'content' tab (eg. delimiter/separator, header row, double-quotes, etc)</text:p>
                  </text:list-item>
                  <text:list-item>
                    <text:p>the field names on the 'fields' tab</text:p>
                  </text:list-item>
                </text:list>
              </text:list-item>
            </text:list>
            <text:p/>
            <text:p><text:span text:style-name="T2">Should the number of fields change, this step must be edited:</text:span></text:p>
            <text:list text:continue-numbering="true" text:style-name="L1">
              <text:list-item>
                <text:list>
                  <text:list-item>
                    <text:p><text:span text:style-name="T3">double/right-click to edit – change the file name(s) and layout if necessary</text:span></text:p>
                  </text:list-item>
                  <text:list-item>
                    <text:p><text:span text:style-name="T3">from the 'fields' tab, click [get fields] – recommend you select [no] to 'clear all existing'</text:span></text:p>
                  </text:list-item>
                  <text:list-item>
                    <text:p><text:span text:style-name="T3">pentaho will then scan the n-number of rows, adding every column it finds</text:span></text:p>
                  </text:list-item>
                  <text:list-item>
                    <text:p><text:span text:style-name="T3">any &amp; all columns should be of 'string' type with blank format</text:span></text:p>
                  </text:list-item>
                  <text:list-item>
                    <text:p><text:span text:style-name="T3">if mistakes are made, it might pay to [cancel] the whole edit and start again</text:span></text:p>
                  </text:list-item>
                </text:list>
              </text:list-item>
            </text:list>
            <text:p><text:span text:style-name="T3"/></text:p>
          </draw:text-box>
        </draw:frame>
      </draw:page>
      <draw:page draw:name="page3" draw:style-name="dp1" draw:master-page-name="Default">
        <draw:custom-shape draw:style-name="gr1" draw:text-style-name="P1" draw:layer="layout" svg:width="3.5cm" svg:height="2.5cm" svg:x="4.5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0cm" svg:height="9.979cm" svg:x="3.5cm" svg:y="4cm">
          <draw:text-box>
            <text:p><text:span text:style-name="T4">This step defines all constants (field values for every row) in the export:</text:span></text:p>
            <text:list text:style-name="L1">
              <text:list-item>
                <text:list>
                  <text:list-item>
                    <text:p><text:span text:style-name="T4">cnst_basisOfRecord</text:span><text:span text:style-name="T4"><text:tab/></text:span><text:span text:style-name="T4"><text:tab/></text:span><text:span text:style-name="T4">PreservedSpecimen <text:s text:c="11"/></text:span><text:span text:style-name="T4"><text:tab/></text:span></text:p>
                  </text:list-item>
                  <text:list-item>
                    <text:p><text:span text:style-name="T4">cnst_collectionId <text:s text:c="7"/></text:span><text:span text:style-name="T4"><text:tab/></text:span><text:span text:style-name="T4"><text:tab/></text:span><text:span text:style-name="T4">urn:lsid:biocol.org:col:35151</text:span><text:span text:style-name="T4"><text:tab/></text:span></text:p>
                  </text:list-item>
                  <text:list-item>
                    <text:p><text:span text:style-name="T4">cnst_dcterms:rightsHolder</text:span><text:span text:style-name="T4"><text:tab/></text:span><text:span text:style-name="T4">CSIRO <text:s text:c="23"/></text:span><text:span text:style-name="T4"><text:tab/></text:span></text:p>
                  </text:list-item>
                  <text:list-item>
                    <text:p><text:span text:style-name="T4">cnst_dcterms:type <text:s text:c="7"/></text:span><text:span text:style-name="T4"><text:tab/></text:span><text:span text:style-name="T4"><text:tab/></text:span><text:span text:style-name="T4">PhysicalObject <text:s text:c="14"/></text:span><text:span text:style-name="T4"><text:tab/></text:span></text:p>
                  </text:list-item>
                  <text:list-item>
                    <text:p><text:span text:style-name="T4">cnst_institutionCode <text:s text:c="4"/></text:span><text:span text:style-name="T4"><text:tab/></text:span><text:span text:style-name="T4"><text:tab/></text:span><text:span text:style-name="T4">ANFC <text:s text:c="24"/></text:span><text:span text:style-name="T4"><text:tab/></text:span></text:p>
                  </text:list-item>
                  <text:list-item>
                    <text:p><text:span text:style-name="T4">cnst_occurrenceStatus <text:s text:c="3"/></text:span><text:span text:style-name="T4"><text:tab/></text:span><text:span text:style-name="T4">present <text:s text:c="21"/></text:span><text:span text:style-name="T4"><text:tab/></text:span></text:p>
                  </text:list-item>
                  <text:list-item>
                    <text:p><text:span text:style-name="T5">note:</text:span><text:span text:style-name="T6"> constant field-names are changed to their proper dwc term in a later step</text:span></text:p>
                  </text:list-item>
                </text:list>
              </text:list-item>
            </text:list>
            <text:p><text:span text:style-name="T7"/></text:p>
            <text:p><text:span text:style-name="T7">It also does some simple string-concatenation for the following fields:</text:span></text:p>
            <text:list text:continue-numbering="true" text:style-name="L1">
              <text:list-item>
                <text:list>
                  <text:list-item>
                    <text:p><text:span text:style-name="T7">catalogNumber <text:s text:c="11"/></text:span><text:span text:style-name="T7"><text:tab/></text:span><text:span text:style-name="T8">catognumber <text:s text:c="17"/></text:span><text:span text:style-name="T7"><text:tab/></text:span></text:p>
                  </text:list-item>
                  <text:list-item>
                    <text:p><text:span text:style-name="T4">occurrenceId <text:s text:c="12"/></text:span><text:span text:style-name="T4"><text:tab/></text:span><text:span text:style-name="T4">'urn:lsid:' prefix + </text:span><text:span text:style-name="T9">catognumber</text:span><text:span text:style-name="T4"> <text:s text:c="12"/></text:span><text:span text:style-name="T4"><text:tab/></text:span></text:p>
                  </text:list-item>
                  <text:list-item>
                    <text:p><text:span text:style-name="T4">verbatimLocality <text:s text:c="8"/></text:span><text:span text:style-name="T4"><text:tab/></text:span><text:span text:style-name="T9">country, stateterritory, locality</text:span><text:span text:style-name="T4"> <text:s text:c="16"/></text:span><text:span text:style-name="T4"><text:tab/></text:span></text:p>
                  </text:list-item>
                  <text:list-item>
                    <text:p><text:span text:style-name="T4">verbatimLatitude <text:s text:c="8"/></text:span><text:span text:style-name="T4"><text:tab/></text:span><text:span text:style-name="T9">s_latitude, f_latitude <text:s text:c="15"/></text:span><text:span text:style-name="T9"><text:tab/></text:span></text:p>
                  </text:list-item>
                  <text:list-item>
                    <text:p><text:span text:style-name="T4">verbatimLongitude <text:s text:c="7"/></text:span><text:span text:style-name="T4"><text:tab/></text:span><text:span text:style-name="T9">s_longitude, f_longitude</text:span></text:p>
                  </text:list-item>
                </text:list>
              </text:list-item>
            </text:list>
            <text:p><text:span text:style-name="T4"/></text:p>
            <text:p><text:span text:style-name="T4">If you change this step, you should avoid changing the order of any of the fields, or sort by name ascending to bring the </text:span><text:span text:style-name="T9">const_xxx </text:span><text:span text:style-name="T6">fields to the top so as to avoid any errors.</text:span></text:p>
            <text:p><text:span text:style-name="T4"/></text:p>
          </draw:text-box>
        </draw:frame>
      </draw:page>
      <draw:page draw:name="page4" draw:style-name="dp1" draw:master-page-name="Default">
        <draw:custom-shape draw:style-name="gr1" draw:text-style-name="P1" draw:layer="layout" svg:width="4.5cm" svg:height="2.5cm" svg:x="8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0cm" svg:height="7.887cm" svg:x="5cm" svg:y="5.521cm">
          <draw:text-box>
            <text:p><text:span text:style-name="T4">This step parses the </text:span><text:span text:style-name="T9">datecollected</text:span><text:span text:style-name="T6"> field to fill corresponding date parts </text:span><text:span text:style-name="T9">sdtc_dd</text:span><text:span text:style-name="T6">, </text:span><text:span text:style-name="T9">sdtc_MMM </text:span><text:span text:style-name="T6">and </text:span><text:span text:style-name="T9">sdtc_yyyy</text:span><text:span text:style-name="T6">. Not every record will have a complete complement of </text:span><text:span text:style-name="T9">sdtc_xxx</text:span><text:span text:style-name="T6"> so the regex is designed to populate one or more capture groups.</text:span></text:p>
            <text:p><text:span text:style-name="T6"/></text:p>
            <text:p><text:span text:style-name="T6">If the regex matches at least one component, </text:span><text:span text:style-name="T9">re_sdtc</text:span><text:span text:style-name="T6"> will be "1" for this row.</text:span></text:p>
            <text:p><text:span text:style-name="T10"/></text:p>
            <text:p text:style-name="P3"><text:span text:style-name="T11">[\s]{0,}([0-9]{1,2}){0,1}[\s]{0,}([a-zA-Z]{3}){0,1}[\s]{0,}([1-2][0-9]{3}){0,1}[\s]{0,}</text:span></text:p>
            <text:p text:style-name="P3"><text:span text:style-name="T11"/></text:p>
            <text:list text:style-name="L1">
              <text:list-item>
                <text:list>
                  <text:list-item>
                    <text:p text:style-name="P3"><text:span text:style-name="T11">0+ spaces - [\s]{0,}</text:span></text:p>
                  </text:list-item>
                  <text:list-item>
                    <text:p text:style-name="P3"><text:span text:style-name="T11">0/1 only instance of 1/2 digits - ([0-9]{1,2}){0,1}</text:span></text:p>
                  </text:list-item>
                  <text:list-item>
                    <text:p text:style-name="P3"><text:span text:style-name="T11">0+ spaces - [\s]{0,}</text:span></text:p>
                  </text:list-item>
                  <text:list-item>
                    <text:p text:style-name="P3"><text:span text:style-name="T11">0/1 only instance of 3 chars - ([a-zA-Z]{3}){0,1}</text:span></text:p>
                  </text:list-item>
                  <text:list-item>
                    <text:p text:style-name="P3"><text:span text:style-name="T11">0+ spaces - [\s]{0,}</text:span></text:p>
                  </text:list-item>
                  <text:list-item>
                    <text:p text:style-name="P3"><text:span text:style-name="T11">0/1 only instance of 4 digits - ([1-2][0-9]{3}){0,1}</text:span></text:p>
                  </text:list-item>
                  <text:list-item>
                    <text:p text:style-name="P3"><text:span text:style-name="T11">0+ spaces - [\s]{0,}</text:span></text:p>
                  </text:list-item>
                </text:list>
              </text:list-item>
            </text:list>
            <text:p text:style-name="P3"><text:span text:style-name="T11"/></text:p>
          </draw:text-box>
        </draw:frame>
      </draw:page>
      <draw:page draw:name="page5" draw:style-name="dp1" draw:master-page-name="Default">
        <draw:frame draw:style-name="gr3" draw:text-style-name="P4" draw:layer="layout" svg:width="24cm" svg:height="14.5cm" svg:x="3.1cm" svg:y="5.5cm">
          <draw:text-box>
            <text:p text:style-name="P3"><text:span text:style-name="T12">This step </text:span><text:span text:style-name="T13">uses the results of the regex to build a dwc-compliant eventDate. It outputs two fields:</text:span></text:p>
            <text:list text:style-name="L1">
              <text:list-item>
                <text:list>
                  <text:list-item>
                    <text:p text:style-name="P3"><text:span text:style-name="T13">a date-value </text:span><text:span text:style-name="T14">dtcollected</text:span><text:span text:style-name="T13"> (dret), and </text:span></text:p>
                  </text:list-item>
                  <text:list-item>
                    <text:p text:style-name="P3"><text:span text:style-name="T13">a string representation of the date in yyyy-MM-dd form </text:span><text:span text:style-name="T14">sdtcollected</text:span><text:span text:style-name="T13"> (sret)</text:span></text:p>
                  </text:list-item>
                  <text:list-item>
                    <text:p text:style-name="P3"><text:span text:style-name="T13">note: it doesn't infer date intervals (see </text:span><text:span text:style-name="T13"><text:a xlink:href="http://rs.tdwg.org/dwc/terms/index.htm#eventDate">http://rs.tdwg.org/dwc/terms/index.htm#eventDate</text:a></text:span><text:span text:style-name="T13">) from year+month or year-only values</text:span></text:p>
                  </text:list-item>
                </text:list>
              </text:list-item>
            </text:list>
            <text:p text:style-name="P3"><text:span text:style-name="T11"/></text:p>
            <text:p text:style-name="P3"><text:span text:style-name="T15">var </text:span><text:span text:style-name="T16">sret = </text:span><text:span text:style-name="T17">""</text:span><text:span text:style-name="T16">;</text:span></text:p>
            <text:p text:style-name="P3"><text:span text:style-name="T15">var </text:span><text:span text:style-name="T16">dret = </text:span><text:span text:style-name="T15">null</text:span><text:span text:style-name="T16">;</text:span></text:p>
            <text:p text:style-name="P3"><text:span text:style-name="T16"/></text:p>
            <text:p text:style-name="P3"><text:span text:style-name="T15">if</text:span><text:span text:style-name="T16">( (sdtc_yyyy != </text:span><text:span text:style-name="T15">null</text:span><text:span text:style-name="T16">) &amp;&amp; (sdtc_yyyy != </text:span><text:span text:style-name="T17">""</text:span><text:span text:style-name="T16">) ) {</text:span></text:p>
            <text:p text:style-name="P3"><text:span text:style-name="T16"><text:s text:c="2"/></text:span><text:span text:style-name="T16">sret += sdtc_yyyy;</text:span></text:p>
            <text:p text:style-name="P3"><text:span text:style-name="T16"/></text:p>
            <text:p text:style-name="P3"><text:span text:style-name="T16"><text:s text:c="2"/></text:span><text:span text:style-name="T15">if</text:span><text:span text:style-name="T16">( (sdtc_MMM != </text:span><text:span text:style-name="T15">null</text:span><text:span text:style-name="T16">) &amp;&amp; (sdtc_MMM != </text:span><text:span text:style-name="T17">""</text:span><text:span text:style-name="T16">) ) {</text:span></text:p>
            <text:p text:style-name="P3"><text:span text:style-name="T16"><text:s text:c="4"/></text:span><text:span text:style-name="T16">sret += </text:span><text:span text:style-name="T17">"-"</text:span><text:span text:style-name="T16"> + sdtc_MMM;</text:span></text:p>
            <text:p text:style-name="P3"><text:span text:style-name="T16"/></text:p>
            <text:p text:style-name="P3"><text:span text:style-name="T16"><text:s text:c="4"/></text:span><text:span text:style-name="T18">// year + month + day</text:span></text:p>
            <text:p text:style-name="P3"><text:span text:style-name="T16"><text:s text:c="4"/></text:span><text:span text:style-name="T15">if</text:span><text:span text:style-name="T16">( (sdtc_dd != </text:span><text:span text:style-name="T15">null</text:span><text:span text:style-name="T16">) &amp;&amp; (sdtc_dd != </text:span><text:span text:style-name="T17">""</text:span><text:span text:style-name="T16">) ) {</text:span></text:p>
            <text:p text:style-name="P3"><text:span text:style-name="T16"><text:s text:c="6"/></text:span><text:span text:style-name="T16">sret += </text:span><text:span text:style-name="T17">"/"</text:span><text:span text:style-name="T16"> + sdtc_dd;</text:span></text:p>
            <text:p text:style-name="P3"><text:span text:style-name="T16"><text:s text:c="6"/></text:span><text:span text:style-name="T16">dret = </text:span><text:span text:style-name="T19">str2date</text:span><text:span text:style-name="T16">( sret, </text:span><text:span text:style-name="T17">"yyyy/MMM/dd"</text:span><text:span text:style-name="T16"> );</text:span></text:p>
            <text:p text:style-name="P3"><text:span text:style-name="T16"><text:s text:c="6"/></text:span><text:span text:style-name="T16">sret = ( </text:span><text:span text:style-name="T19">date2str</text:span><text:span text:style-name="T16">(dret, </text:span><text:span text:style-name="T17">"yyyy"</text:span><text:span text:style-name="T16">) + </text:span><text:span text:style-name="T17">"-"</text:span><text:span text:style-name="T16"> + </text:span><text:span text:style-name="T19">date2str</text:span><text:span text:style-name="T16">(dret, </text:span><text:span text:style-name="T17">"MM"</text:span><text:span text:style-name="T16">) + </text:span><text:span text:style-name="T17">"-"</text:span><text:span text:style-name="T16"> + </text:span><text:span text:style-name="T19">date2str</text:span><text:span text:style-name="T16">(dret, </text:span><text:span text:style-name="T17">"dd"</text:span><text:span text:style-name="T16">) )</text:span></text:p>
            <text:p text:style-name="P3"><text:span text:style-name="T16"><text:s text:c="4"/></text:span><text:span text:style-name="T16">}</text:span></text:p>
            <text:p text:style-name="P3"><text:span text:style-name="T16"><text:s text:c="4"/></text:span><text:span text:style-name="T18">// year + month only</text:span></text:p>
            <text:p text:style-name="P3"><text:span text:style-name="T16"><text:s text:c="4"/></text:span><text:span text:style-name="T15">else </text:span><text:span text:style-name="T16">{</text:span></text:p>
            <text:p text:style-name="P3"><text:span text:style-name="T16"><text:s text:c="6"/></text:span><text:span text:style-name="T16">dret = </text:span><text:span text:style-name="T19">str2date</text:span><text:span text:style-name="T16">( sret, </text:span><text:span text:style-name="T17">"yyyy/MMM"</text:span><text:span text:style-name="T16"> );</text:span></text:p>
            <text:p text:style-name="P3"><text:span text:style-name="T16"><text:s text:c="6"/></text:span><text:span text:style-name="T16">sret = ( </text:span><text:span text:style-name="T19">date2str</text:span><text:span text:style-name="T16">(dret, </text:span><text:span text:style-name="T17">"yyyy"</text:span><text:span text:style-name="T16">) + </text:span><text:span text:style-name="T17">"-"</text:span><text:span text:style-name="T16"> + </text:span><text:span text:style-name="T19">date2str</text:span><text:span text:style-name="T16">(dret, </text:span><text:span text:style-name="T17">"MM"</text:span><text:span text:style-name="T16">) )</text:span></text:p>
            <text:p text:style-name="P3"><text:span text:style-name="T16"><text:s text:c="4"/></text:span><text:span text:style-name="T16">}</text:span></text:p>
            <text:p text:style-name="P3"><text:span text:style-name="T16"><text:s text:c="2"/></text:span><text:span text:style-name="T16">}</text:span></text:p>
            <text:p text:style-name="P3"><text:span text:style-name="T16"><text:s text:c="2"/></text:span><text:span text:style-name="T18">// year only</text:span></text:p>
            <text:p text:style-name="P3"><text:span text:style-name="T16"><text:s text:c="2"/></text:span><text:span text:style-name="T15">else </text:span><text:span text:style-name="T16">{</text:span></text:p>
            <text:p text:style-name="P3"><text:span text:style-name="T16"><text:s text:c="4"/></text:span><text:span text:style-name="T16">dret = </text:span><text:span text:style-name="T19">str2date</text:span><text:span text:style-name="T16">( sret, </text:span><text:span text:style-name="T17">"yyyy"</text:span><text:span text:style-name="T16"> );</text:span></text:p>
            <text:p text:style-name="P3"><text:span text:style-name="T16"><text:s text:c="2"/></text:span><text:span text:style-name="T16">}</text:span></text:p>
            <text:p text:style-name="P3"><text:span text:style-name="T16">}</text:span></text:p>
          </draw:text-box>
        </draw:frame>
        <draw:custom-shape draw:style-name="gr1" draw:text-style-name="P1" draw:layer="layout" svg:width="4.5cm" svg:height="2.5cm" svg:x="8cm" svg:y="3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1" draw:layer="layout" svg:width="14.5cm" svg:height="2cm" svg:x="8.5cm" svg:y="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0cm" svg:height="9.935cm" svg:x="3cm" svg:y="8.613cm">
          <draw:text-box>
            <text:p><text:span text:style-name="T4">This step parses the </text:span><text:span text:style-name="T9">s_xxxitude </text:span><text:span text:style-name="T6">and</text:span><text:span text:style-name="T9"> f_xxxitude</text:span><text:span text:style-name="T6"> fields</text:span><text:span text:style-name="T20"> (in the format of 'degrees, decimal minutes hemisphere') </text:span><text:span text:style-name="T6">to fill corresponding coordinates' parts:</text:span></text:p>
            <text:list text:style-name="L1">
              <text:list-item>
                <text:list>
                  <text:list-item>
                    <text:p><text:span text:style-name="T6">starting latitude (</text:span><text:span text:style-name="T9">sdslatdeg</text:span><text:span text:style-name="T6">, </text:span><text:span text:style-name="T9">sdslatmin, sslathem</text:span><text:span text:style-name="T6">), </text:span></text:p>
                  </text:list-item>
                  <text:list-item>
                    <text:p><text:span text:style-name="T6">starting longitude (</text:span><text:span text:style-name="T9">sdslondeg</text:span><text:span text:style-name="T6">, </text:span><text:span text:style-name="T9">sdslonmin, sslonhem</text:span><text:span text:style-name="T6">), </text:span></text:p>
                  </text:list-item>
                  <text:list-item>
                    <text:p><text:span text:style-name="T6">finishing latitude (</text:span><text:span text:style-name="T9">sdflatdeg</text:span><text:span text:style-name="T6">, </text:span><text:span text:style-name="T9">sdflatmin, sflathem</text:span><text:span text:style-name="T6">), </text:span></text:p>
                  </text:list-item>
                  <text:list-item>
                    <text:p><text:span text:style-name="T6">and finishing longitude (</text:span><text:span text:style-name="T9">sdflondeg</text:span><text:span text:style-name="T6">, </text:span><text:span text:style-name="T9">sdflonmin, sflonhem</text:span><text:span text:style-name="T6">). </text:span></text:p>
                  </text:list-item>
                </text:list>
              </text:list-item>
            </text:list>
            <text:p><text:span text:style-name="T6"/></text:p>
            <text:p><text:span text:style-name="T6">If any of the regex's match at least one component, </text:span><text:span text:style-name="T9">re_startlat/re_startlon </text:span><text:span text:style-name="T6">and/or </text:span><text:span text:style-name="T9">re_finlat/re_finlon </text:span><text:span text:style-name="T6">will be "1" for this row.</text:span></text:p>
            <text:p><text:span text:style-name="T10"/></text:p>
            <text:p text:style-name="P3"><text:span text:style-name="T11">^[\s]{0,}([0-9]{1,3})[\s]{1,}([0-9.]{1,}){0,1}[\s]{0,}([NSns]{0,1})[\s]{0,}$ </text:span></text:p>
            <text:p text:style-name="P3"><text:span text:style-name="T21"><text:tab/></text:span><text:span text:style-name="T21">- or -</text:span></text:p>
            <text:p text:style-name="P3"><text:span text:style-name="T11">^[\s]{0,}([0-9]{1,3})[\s]{1,}([0-9.]{1,}){0,1}[\s]{0,}([EWew]{0,1})[\s]{0,}$</text:span></text:p>
            <text:p text:style-name="P3"><text:span text:style-name="T11"><text:s text:c="66"/></text:span></text:p>
            <text:list text:continue-numbering="true" text:style-name="L1">
              <text:list-item>
                <text:list>
                  <text:list-item>
                    <text:p text:style-name="P3"><text:span text:style-name="T11">start of the string, followed by 0+ spaces ^[\s]{0,}</text:span></text:p>
                  </text:list-item>
                  <text:list-item>
                    <text:p text:style-name="P3"><text:span text:style-name="T11">1-3 digits - ([0-9]{1,3}) - followed by 1+ spaces - [\s]{1,}</text:span></text:p>
                  </text:list-item>
                  <text:list-item>
                    <text:p text:style-name="P3"><text:span text:style-name="T11">0/1 only instance of 1+ digits - ([0-9.]{1,}){0,1} - followed by 0+ spaces - [\s]{0,}</text:span></text:p>
                  </text:list-item>
                  <text:list-item>
                    <text:p text:style-name="P3"><text:span text:style-name="T11">0/1 only char - ([NSns]{0,1}) - followed by 0+ spaces to end of string - [\s]{0,}$</text:span></text:p>
                  </text:list-item>
                </text:list>
              </text:list-item>
            </text:list>
            <text:p text:style-name="P3"><text:span text:style-name="T11"/></text:p>
          </draw:text-box>
        </draw:frame>
      </draw:page>
      <draw:page draw:name="page7" draw:style-name="dp1" draw:master-page-name="Default">
        <draw:frame draw:style-name="gr4" draw:text-style-name="P2" draw:layer="layout" svg:width="25.5cm" svg:height="8.443cm" svg:x="0.5cm" svg:y="11cm">
          <draw:text-box>
            <text:p><text:span text:style-name="T4">This step uses the results from the regex's to convert parts of the </text:span><text:span text:style-name="T9">s_xxxitude </text:span><text:span text:style-name="T6">and</text:span><text:span text:style-name="T9"> f_xxxitude</text:span><text:span text:style-name="T6"> fields</text:span><text:span text:style-name="T20"> (in the format of 'degrees, decimal minutes hemisphere') </text:span><text:span text:style-name="T6">to decimal degrees:</text:span></text:p>
            <text:list text:style-name="L1">
              <text:list-item>
                <text:list>
                  <text:list-item>
                    <text:p><text:span text:style-name="T6">string-format decimal latitude (</text:span><text:span text:style-name="T9">sdlat</text:span><text:span text:style-name="T6">) and decimal longitude (</text:span><text:span text:style-name="T9">sdlon</text:span><text:span text:style-name="T6">), </text:span></text:p>
                  </text:list-item>
                  <text:list-item>
                    <text:p><text:span text:style-name="T6">finest precision of the coordinates, as a number between 0 and 1 (</text:span><text:span text:style-name="T9">sdprec</text:span><text:span text:style-name="T6">), </text:span></text:p>
                  </text:list-item>
                  <text:list-item>
                    <text:p><text:span text:style-name="T6">finishing decimal lat-/longitude (</text:span><text:span text:style-name="T9">sdflondeg</text:span><text:span text:style-name="T6">, </text:span><text:span text:style-name="T9">sdflonmin, sflonhem</text:span><text:span text:style-name="T6">)</text:span></text:p>
                  </text:list-item>
                </text:list>
              </text:list-item>
            </text:list>
            <text:p><text:span text:style-name="T6"/></text:p>
            <text:p><text:span text:style-name="T6">Not every record will have a complete complement of </text:span><text:span text:style-name="T9">sds.../sdf... <text:s/></text:span><text:span text:style-name="T6">however, the regex will expect at least the corresponding </text:span><text:span text:style-name="T9">...deg</text:span><text:span text:style-name="T6"> components for a lat/lon pair otherwise no output for that pair will be generated.</text:span></text:p>
            <text:p><text:span text:style-name="T6"/></text:p>
            <text:p><text:span text:style-name="T6">In the event where start and finish coordinates are matched, </text:span><text:span text:style-name="T9">sfootprintwkt</text:span><text:span text:style-name="T6"> will also be generated, following the pattern: </text:span><text:span text:style-name="T9">LINESTRING(long/x lat/y, long/x lat/y)</text:span><text:span text:style-name="T6">.</text:span></text:p>
            <text:p><text:span text:style-name="T6"/></text:p>
            <text:p><text:span text:style-name="T6">source-code is available here:</text:span></text:p>
            <text:p><text:span text:style-name="T6"><text:a xlink:href="http://code.google.com/p/ala-datamob/source/browse/trunk/artefacts/sourcecode/spatial/jConvertDD.js">http://code.google.com/p/ala-datamob/source/browse/trunk/artefacts/sourcecode/spatial/jConvertDD.js</text:a></text:span></text:p>
            <text:p><text:span text:style-name="T6"><text:a xlink:href="http://code.google.com/p/ala-datamob/source/browse/trunk/artefacts/sourcecode/spatial/jParseDMS.js">http://code.google.com/p/ala-datamob/source/browse/trunk/artefacts/sourcecode/spatial/jParseDMS.js</text:a></text:span></text:p>
            <text:p><text:span text:style-name="T6"/></text:p>
          </draw:text-box>
        </draw:frame>
        <draw:custom-shape draw:style-name="gr1" draw:text-style-name="P1" draw:layer="layout" svg:width="3cm" svg:height="2cm" svg:x="20cm" svg:y="9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4" draw:text-style-name="P2" draw:layer="layout" svg:width="13cm" svg:height="11.723cm" svg:x="1.5cm" svg:y="8.777cm">
          <draw:text-box>
            <text:p text:style-name="P2"><text:span text:style-name="T22">Abridged listing of fields included currently – </text:span><text:span text:style-name="T23">if 'renamed to' is blank, field is included without name being changed</text:span><text:span text:style-name="T22">.</text:span></text:p>
            <text:p text:style-name="P2"><text:span text:style-name="T22"/></text:p>
            <text:p text:style-name="P2"><text:span text:style-name="T24">Stream field </text:span><text:span text:style-name="T25"><text:s text:c="16"/></text:span><text:span text:style-name="T24">Renamed to</text:span></text:p>
            <text:p text:style-name="P2"><text:span text:style-name="T25">------------------------------------------------</text:span></text:p>
            <text:p text:style-name="P2"><text:span text:style-name="T25">cnst_basisOfRecord <text:s text:c="6"/></text:span><text:span text:style-name="T25"><text:tab/></text:span><text:span text:style-name="T25"> basisOfRecord</text:span></text:p>
            <text:p text:style-name="P2"><text:span text:style-name="T25">cnst_dcterms:type <text:s text:c="7"/></text:span><text:span text:style-name="T25"><text:tab/></text:span><text:span text:style-name="T25"> dcterms:type</text:span></text:p>
            <text:p text:style-name="P2"><text:span text:style-name="T25">cnst_dcterms:rightsHolder</text:span><text:span text:style-name="T25"><text:tab/></text:span><text:span text:style-name="T25"> dcterms:rightsHolder</text:span></text:p>
            <text:p text:style-name="P2"><text:span text:style-name="T25">cnst_institutionCode <text:s text:c="4"/></text:span><text:span text:style-name="T25"><text:tab/></text:span><text:span text:style-name="T25"> institutionCode</text:span></text:p>
            <text:p text:style-name="P2"><text:span text:style-name="T25">cnst_collectionId <text:s text:c="7"/></text:span><text:span text:style-name="T25"><text:tab/></text:span><text:span text:style-name="T25"> collectionId</text:span></text:p>
            <text:p text:style-name="P2"><text:span text:style-name="T25">cnst_occurrenceStatus <text:s text:c="3"/></text:span><text:span text:style-name="T25"><text:tab/></text:span><text:span text:style-name="T25"> occurrenceStatus</text:span></text:p>
            <text:p text:style-name="P2"><text:span text:style-name="T25">occurrenceId</text:span></text:p>
            <text:p text:style-name="P2"><text:span text:style-name="T25">catalogNumber</text:span></text:p>
            <text:p text:style-name="P2"><text:span text:style-name="T25">dateentered <text:s text:c="13"/></text:span><text:span text:style-name="T25"><text:tab/></text:span><text:span text:style-name="T25"> dcterms:modified</text:span></text:p>
            <text:p text:style-name="P2"><text:span text:style-name="T25">Family <text:s text:c="18"/></text:span><text:span text:style-name="T25"><text:tab/></text:span><text:span text:style-name="T25"> family</text:span></text:p>
            <text:p text:style-name="P2"><text:span text:style-name="T25">Genus <text:s text:c="19"/></text:span><text:span text:style-name="T25"><text:tab/></text:span><text:span text:style-name="T25"> genus</text:span></text:p>
            <text:p text:style-name="P2"><text:span text:style-name="T25">Species <text:s text:c="17"/></text:span><text:span text:style-name="T25"><text:tab/></text:span><text:span text:style-name="T25"> species</text:span></text:p>
            <text:p text:style-name="P2"><text:span text:style-name="T25">Subspecies <text:s text:c="14"/></text:span><text:span text:style-name="T25"><text:tab/></text:span><text:span text:style-name="T25"> infraspecificName</text:span></text:p>
            <text:p text:style-name="P2"><text:span text:style-name="T25">scientificname <text:s text:c="10"/></text:span><text:span text:style-name="T25"><text:tab/></text:span><text:span text:style-name="T25"> scientificName</text:span></text:p>
            <text:p text:style-name="P2"><text:span text:style-name="T25">verbatimLocality</text:span></text:p>
            <text:p text:style-name="P2"><text:span text:style-name="T25">minimumdepth</text:span></text:p>
            <text:p text:style-name="P2"><text:span text:style-name="T25">maximumdepth</text:span></text:p>
            <text:p text:style-name="P2"><text:span text:style-name="T25">datecollected <text:s text:c="11"/></text:span><text:span text:style-name="T25"><text:tab/></text:span><text:span text:style-name="T25"> verbatimEventDate</text:span></text:p>
            <text:p text:style-name="P2"><text:span text:style-name="T25">sdtcollected <text:s text:c="12"/></text:span><text:span text:style-name="T25"><text:tab/></text:span><text:span text:style-name="T25"> eventDate</text:span></text:p>
            <text:p text:style-name="P2"><text:span text:style-name="T25">sdlat <text:s text:c="19"/></text:span><text:span text:style-name="T25"><text:tab/></text:span><text:span text:style-name="T25"> decimalLatitude</text:span></text:p>
            <text:p text:style-name="P2"><text:span text:style-name="T25">sdlon <text:s text:c="19"/></text:span><text:span text:style-name="T25"><text:tab/></text:span><text:span text:style-name="T25"> decimalLongitude</text:span></text:p>
            <text:p text:style-name="P2"><text:span text:style-name="T25">sdprec <text:s text:c="18"/></text:span><text:span text:style-name="T25"><text:tab/></text:span><text:span text:style-name="T25"> coordinatePrecision</text:span></text:p>
            <text:p text:style-name="P2"><text:span text:style-name="T25">sfootprintwkt <text:s text:c="11"/></text:span><text:span text:style-name="T25"><text:tab/></text:span><text:span text:style-name="T25"> footprintWKT</text:span></text:p>
            <text:p text:style-name="P2"><text:span text:style-name="T25">verbatimLatitude</text:span></text:p>
            <text:p text:style-name="P2"><text:span text:style-name="T25">verbatimLongitude</text:span></text:p>
          </draw:text-box>
        </draw:frame>
        <draw:custom-shape draw:style-name="gr1" draw:text-style-name="P1" draw:layer="layout" svg:width="3.5cm" svg:height="2.5cm" svg:x="14.5cm" svg:y="1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6.5cm" svg:height="7.419cm" svg:x="1cm" svg:y="1cm">
          <draw:text-box>
            <text:p text:style-name="P2"><text:span text:style-name="T26">This step filters out any data not bound for the export, and renames any added or derived fields to their appropriate dwc term. If a field is not listed in this step, <text:s/>it will not appear visible to the next step (which handles the output).</text:span></text:p>
            <text:p><text:span text:style-name="T27"/></text:p>
            <text:p><text:span text:style-name="T2">Should the number of fields change, this step must be edited:</text:span></text:p>
            <text:list text:style-name="L1">
              <text:list-item>
                <text:list>
                  <text:list-item>
                    <text:p><text:span text:style-name="T3">double/right-click to edit and move to the 'select &amp; alter' tab (default)</text:span></text:p>
                  </text:list-item>
                  <text:list-item>
                    <text:p><text:span text:style-name="T3">click [get fields to select]</text:span></text:p>
                  </text:list-item>
                  <text:list-item>
                    <text:p><text:span text:style-name="T3">remember the current last field index, then click [add new]; </text:span><text:span text:style-name="T28">pentaho will now add every field that is available in the stream, but not currently listed</text:span></text:p>
                  </text:list-item>
                  <text:list-item>
                    <text:p><text:span text:style-name="T3">left-click the first new row, press and hold shift, then left-click the last new row and release shift; </text:span><text:span text:style-name="T28">you will now have all the new rows selected</text:span></text:p>
                  </text:list-item>
                  <text:list-item>
                    <text:p><text:span text:style-name="T3">next deselect any new fields you wish to </text:span><text:span text:style-name="T28">keep</text:span><text:span text:style-name="T3"> by holding ctrl while left-click the desired field row</text:span></text:p>
                  </text:list-item>
                  <text:list-item>
                    <text:p><text:span text:style-name="T3">finally, press the delete key to remove all rows not being kept; </text:span><text:span text:style-name="T28">you should now be left with the original rows, plus the new rows that you intend adding</text:span></text:p>
                  </text:list-item>
                  <text:list-item>
                    <text:p><text:span text:style-name="T3">if mistakes are made, it might pay to [cancel] the whole edit and start again</text:span></text:p>
                  </text:list-item>
                </text:list>
              </text:list-item>
            </text:list>
          </draw:text-box>
        </draw:frame>
      </draw:page>
      <draw:page draw:name="page9" draw:style-name="dp1" draw:master-page-name="Default">
        <draw:frame draw:style-name="gr4" draw:text-style-name="P2" draw:layer="layout" svg:width="22cm" svg:height="11.211cm" svg:x="5cm" svg:y="8.921cm">
          <draw:text-box>
            <text:p text:style-name="P2"><text:span text:style-name="T6">List of fields in the stream that are available to this step, obtained by right-click -&gt; 'show input fields':</text:span></text:p>
            <text:p text:style-name="P2"><text:span text:style-name="T6"/></text:p>
            <text:p text:style-name="P2"><text:span text:style-name="T24">Fieldname <text:s text:c="10"/></text:span><text:span text:style-name="T24"><text:tab/></text:span><text:span text:style-name="T24"> Step origin <text:s text:c="9"/></text:span><text:span text:style-name="T24"><text:tab/></text:span><text:span text:style-name="T24"> Comments</text:span></text:p>
            <text:p text:style-name="P2"><text:span text:style-name="T25">---------------------------------------------------------</text:span></text:p>
            <text:p text:style-name="P2"><text:span text:style-name="T25">basisOfRecord <text:s text:c="6"/></text:span><text:span text:style-name="T25"><text:tab/></text:span><text:span text:style-name="T25"> select dwc output <text:s text:c="3"/></text:span><text:span text:style-name="T25"><text:tab/></text:span><text:span text:style-name="T25"> CONSTANT</text:span></text:p>
            <text:p text:style-name="P2"><text:span text:style-name="T25">dcterms:type <text:s text:c="7"/></text:span><text:span text:style-name="T25"><text:tab/></text:span><text:span text:style-name="T25"> select dwc output <text:s text:c="3"/></text:span><text:span text:style-name="T25"><text:tab/></text:span><text:span text:style-name="T25"> CONSTANT</text:span></text:p>
            <text:p text:style-name="P2"><text:span text:style-name="T25">dcterms:rightsHolder</text:span><text:span text:style-name="T25"><text:tab/></text:span><text:span text:style-name="T25"> select dwc output <text:s text:c="3"/></text:span><text:span text:style-name="T25"><text:tab/></text:span><text:span text:style-name="T25"> CONSTANT</text:span></text:p>
            <text:p text:style-name="P2"><text:span text:style-name="T25">institutionCode <text:s text:c="4"/></text:span><text:span text:style-name="T25"><text:tab/></text:span><text:span text:style-name="T25"> select dwc output <text:s text:c="3"/></text:span><text:span text:style-name="T25"><text:tab/></text:span><text:span text:style-name="T25"> CONSTANT</text:span></text:p>
            <text:p text:style-name="P2"><text:span text:style-name="T25">collectionId <text:s text:c="7"/></text:span><text:span text:style-name="T25"><text:tab/></text:span><text:span text:style-name="T25"> select dwc output <text:s text:c="3"/></text:span><text:span text:style-name="T25"><text:tab/></text:span><text:span text:style-name="T25"> CONSTANT</text:span></text:p>
            <text:p text:style-name="P2"><text:span text:style-name="T25">occurrenceStatus <text:s text:c="3"/></text:span><text:span text:style-name="T25"><text:tab/></text:span><text:span text:style-name="T25"> select dwc output <text:s text:c="3"/></text:span><text:span text:style-name="T25"><text:tab/></text:span><text:span text:style-name="T25"> CONSTANT</text:span></text:p>
            <text:p text:style-name="P2"><text:span text:style-name="T25">occurrenceId <text:s text:c="7"/></text:span><text:span text:style-name="T25"><text:tab/></text:span><text:span text:style-name="T25"> calc constants <text:s text:c="6"/></text:span><text:span text:style-name="T25"><text:tab/></text:span><text:span text:style-name="T25"> ADD</text:span></text:p>
            <text:p text:style-name="P2"><text:span text:style-name="T25">catalogNumber <text:s text:c="6"/></text:span><text:span text:style-name="T25"><text:tab/></text:span><text:span text:style-name="T25"> calc constants <text:s text:c="6"/></text:span><text:span text:style-name="T25"><text:tab/></text:span><text:span text:style-name="T25"> COPY_FIELD</text:span></text:p>
            <text:p text:style-name="P2"><text:span text:style-name="T25">dcterms:modified <text:s text:c="3"/></text:span><text:span text:style-name="T25"><text:tab/></text:span><text:span text:style-name="T25"> select dwc output</text:span></text:p>
            <text:p text:style-name="P2"><text:span text:style-name="T25">family <text:s text:c="13"/></text:span><text:span text:style-name="T25"><text:tab/></text:span><text:span text:style-name="T25"> select dwc output</text:span></text:p>
            <text:p text:style-name="P2"><text:span text:style-name="T25">genus <text:s text:c="14"/></text:span><text:span text:style-name="T25"><text:tab/></text:span><text:span text:style-name="T25"> select dwc output</text:span></text:p>
            <text:p text:style-name="P2"><text:span text:style-name="T25">species <text:s text:c="12"/></text:span><text:span text:style-name="T25"><text:tab/></text:span><text:span text:style-name="T25"> select dwc output</text:span></text:p>
            <text:p text:style-name="P2"><text:span text:style-name="T25">infraspecificName <text:s text:c="2"/></text:span><text:span text:style-name="T25"><text:tab/></text:span><text:span text:style-name="T25"> select dwc output</text:span></text:p>
            <text:p text:style-name="P2"><text:span text:style-name="T25">scientificName <text:s text:c="5"/></text:span><text:span text:style-name="T25"><text:tab/></text:span><text:span text:style-name="T25"> select dwc output</text:span></text:p>
            <text:p text:style-name="P2"><text:span text:style-name="T25">verbatimLocality <text:s text:c="3"/></text:span><text:span text:style-name="T25"><text:tab/></text:span><text:span text:style-name="T25"> calc constants <text:s text:c="6"/></text:span><text:span text:style-name="T25"><text:tab/></text:span><text:span text:style-name="T25"> ADD3</text:span></text:p>
            <text:p text:style-name="P2"><text:span text:style-name="T25">minimumdepth <text:s text:c="7"/></text:span><text:span text:style-name="T25"><text:tab/></text:span><text:span text:style-name="T25"> txt - anfc 06-06-2012</text:span></text:p>
            <text:p text:style-name="P2"><text:span text:style-name="T25">maximumdepth <text:s text:c="7"/></text:span><text:span text:style-name="T25"><text:tab/></text:span><text:span text:style-name="T25"> txt - anfc 06-06-2012</text:span></text:p>
            <text:p text:style-name="P2"><text:span text:style-name="T25">verbatimEventDate <text:s text:c="2"/></text:span><text:span text:style-name="T25"><text:tab/></text:span><text:span text:style-name="T25"> select dwc output</text:span></text:p>
            <text:p text:style-name="P2"><text:span text:style-name="T25">eventDate <text:s text:c="10"/></text:span><text:span text:style-name="T25"><text:tab/></text:span><text:span text:style-name="T25"> select dwc output</text:span></text:p>
            <text:p text:style-name="P2"><text:span text:style-name="T25">decimalLatitude <text:s text:c="4"/></text:span><text:span text:style-name="T25"><text:tab/></text:span><text:span text:style-name="T25"> select dwc output</text:span></text:p>
            <text:p text:style-name="P2"><text:span text:style-name="T25">decimalLongitude <text:s text:c="3"/></text:span><text:span text:style-name="T25"><text:tab/></text:span><text:span text:style-name="T25"> select dwc output</text:span></text:p>
            <text:p text:style-name="P2"><text:span text:style-name="T25">coordinatePrecision </text:span><text:span text:style-name="T25"><text:tab/></text:span><text:span text:style-name="T25"> select dwc output</text:span></text:p>
            <text:p text:style-name="P2"><text:span text:style-name="T25">footprintWKT <text:s text:c="7"/></text:span><text:span text:style-name="T25"><text:tab/></text:span><text:span text:style-name="T25"> select dwc output</text:span></text:p>
            <text:p text:style-name="P2"><text:span text:style-name="T25">verbatimLatitude <text:s text:c="3"/></text:span><text:span text:style-name="T25"><text:tab/></text:span><text:span text:style-name="T25"> calc constants <text:s text:c="6"/></text:span><text:span text:style-name="T25"><text:tab/></text:span><text:span text:style-name="T25"> ADD</text:span></text:p>
            <text:p text:style-name="P2"><text:span text:style-name="T25">verbatimLongitude <text:s text:c="2"/></text:span><text:span text:style-name="T25"><text:tab/></text:span><text:span text:style-name="T25"> calc constants <text:s text:c="6"/></text:span><text:span text:style-name="T25"><text:tab/></text:span><text:span text:style-name="T25"> ADD</text:span></text:p>
          </draw:text-box>
        </draw:frame>
        <draw:custom-shape draw:style-name="gr1" draw:text-style-name="P1" draw:layer="layout" svg:width="3cm" svg:height="2.5cm" svg:x="1.5cm" svg:y="1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4.5cm" svg:height="7cm" svg:x="1.5cm" svg:y="1.5cm">
          <draw:text-box>
            <text:p>This step defines the output file, in particular:</text:p>
            <text:list text:style-name="L1">
              <text:list-item>
                <text:list>
                  <text:list-item>
                    <text:p>the location of the output file on the 'file' tab <text:span text:style-name="T1">– click [show filenames] to see the combined result of all the options; a timestamp is included in the filename, so this will be similar to where it actually winds up when run</text:span></text:p>
                  </text:list-item>
                  <text:list-item>
                    <text:p>its layout on the 'content' tab (eg. delimiter/separator, header row, double-quotes, etc)</text:p>
                  </text:list-item>
                  <text:list-item>
                    <text:p>the fields that will be output, on the 'fields' tab</text:p>
                  </text:list-item>
                </text:list>
              </text:list-item>
            </text:list>
            <text:p/>
            <text:p><text:span text:style-name="T2">Should the number of fields change, this step must be edited:</text:span></text:p>
            <text:list text:continue-numbering="true" text:style-name="L1">
              <text:list-item>
                <text:list>
                  <text:list-item>
                    <text:p><text:span text:style-name="T3">double/right-click to edit – change the file name(s) and layout if necessary</text:span></text:p>
                  </text:list-item>
                  <text:list-item>
                    <text:p><text:span text:style-name="T3">from the 'fields' tab, click [get fields], followed by [clear and add all] then [minimal width] </text:span></text:p>
                  </text:list-item>
                  <text:list-item>
                    <text:p><text:span text:style-name="T3">if you used the previous step ('select dwc output') to control content that's it; otherwise, you might need to remove any unwanted fields or they will appear in the output</text:span></text:p>
                  </text:list-item>
                  <text:list-item>
                    <text:p><text:span text:style-name="T3">if mistakes are made, it might pay to [cancel] the whole edit and start again</text:span></text:p>
                  </text:list-item>
                </text:list>
              </text:list-item>
            </text:list>
            <text:p><text:span text:style-name="T3"/></text:p>
          </draw:text-box>
        </draw:frame>
      </draw:page>
      <draw:page draw:name="page10" draw:style-name="dp1" draw:master-page-name="Default">
        <draw:frame draw:style-name="gr6" draw:layer="layout" svg:width="23.5cm" svg:height="4.859cm" svg:x="2cm" svg:y="14.5cm">
          <draw:text-box>
            <text:p><text:span text:style-name="T2">You are now ready to re-run the transformation:</text:span></text:p>
            <text:list text:style-name="L1">
              <text:list-item>
                <text:list>
                  <text:list-item>
                    <text:p><text:span text:style-name="T3">first, save the transformation (File-&gt;save)</text:span></text:p>
                  </text:list-item>
                  <text:list-item>
                    <text:p><text:span text:style-name="T3">next, run the transformation (Action-&gt;run) </text:span></text:p>
                  </text:list-item>
                  <text:list-item>
                    <text:p><text:span text:style-name="T3">recommend you set logging level to 'detailed logging', now click [launch]</text:span></text:p>
                  </text:list-item>
                  <text:list-item>
                    <text:p><text:span text:style-name="T3">at 30k records, the whole process should complete in under a minute</text:span></text:p>
                  </text:list-item>
                  <text:list-item>
                    <text:p><text:span text:style-name="T3">at the bottom of the screen, a watch window will appear – 'logging' contains the textual execution log, and 'step metrics' displays a tabular state listing each step, and the number of records that have passed</text:span></text:p>
                  </text:list-item>
                  <text:list-item>
                    <text:p><text:span text:style-name="T3">any errors will be highlighted in red in both windows, and on the transformation pane, the problematic step will have a red border drawn around it</text:span>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 text:animation="none" text:animation-repeat="1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ucida Sans Unicode'" style:font-style-name="Regular" style:font-family-generic="swiss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>
      <draw:frame draw:style-name="Mgr1" draw:text-style-name="MP1" draw:layer="backgroundobjects" svg:width="24.79cm" svg:height="14.287cm" svg:x="1cm" svg:y="1.001cm">
        <draw:image xlink:href="Pictures/10000000000003A90000021C40BAAE59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0H14M39S</meta:editing-duration>
    <meta:editing-cycles>28</meta:editing-cycles>
    <meta:generator>OpenOffice.org/3.3$Win32 OpenOffice.org_project/330m20$Build-9567</meta:generator>
    <dc:date>2012-06-14T10:53:09.98</dc:date>
    <dc:creator>Bryn Kingsford</dc:creator>
    <meta:document-statistic meta:object-count="20"/>
  </office:meta>
</office:document-meta>
</file>